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2_courbe_resultat_4" table:style-name="ta1">
        <table:shapes>
          <draw:frame draw:z-index="0" draw:style-name="gr1" draw:text-style-name="P1" svg:width="159.99mm" svg:height="89.99mm" svg:x="82.01mm" svg:y="32.08mm">
            <loext:p draw:notify-on-update-of-ranges="tp2_courbe_resultat_4.A1:tp2_courbe_resultat_4.A1 tp2_courbe_resultat_4.A2:tp2_courbe_resultat_4.A402 tp2_courbe_resultat_4.B1:tp2_courbe_resultat_4.B1 tp2_courbe_resultat_4.B2:tp2_courbe_resultat_4.B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Vitesse</text:p>
          </table:table-cell>
          <table:table-cell table:number-columns-repeated="5"/>
        </table:table-row>
        <table:table-row table:style-name="ro1">
          <table:table-cell office:value-type="float" office:value="0.0650000050663948" calcext:value-type="float">
            <text:p>0,0650000050663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00000028312206" calcext:value-type="float">
            <text:p>0,0400000028312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00000007450581" calcext:value-type="float">
            <text:p>0,0500000007450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=10</text:p>
          </table:table-cell>
          <table:table-cell office:value-type="string" calcext:value-type="string">
            <text:p>distance=0.15</text:p>
          </table:table-cell>
          <table:table-cell office:value-type="string" calcext:value-type="string">
            <text:p>Delai=100</text:p>
          </table:table-cell>
        </table:table-row>
        <table:table-row table:style-name="ro1">
          <table:table-cell office:value-type="float" office:value="0.0550000034272671" calcext:value-type="float">
            <text:p>0,055000003427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50000034272671" calcext:value-type="float">
            <text:p>0,055000003427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00000007450581" calcext:value-type="float">
            <text:p>0,0500000007450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90000024437904" calcext:value-type="float">
            <text:p>0,049000002443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90000024437904" calcext:value-type="float">
            <text:p>0,049000002443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90000024437904" calcext:value-type="float">
            <text:p>0,049000002443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60000038146973" calcext:value-type="float">
            <text:p>0,046000003814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1000002771616" calcext:value-type="float">
            <text:p>0,0510000027716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00000028312206" calcext:value-type="float">
            <text:p>0,0400000028312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40000034868717" calcext:value-type="float">
            <text:p>0,0440000034868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1000002771616" calcext:value-type="float">
            <text:p>0,0510000027716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80000020563603" calcext:value-type="float">
            <text:p>0,058000002056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70000070333481" calcext:value-type="float">
            <text:p>0,0770000070333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07000008225441" calcext:value-type="float">
            <text:p>0,1070000082254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0.334000021219254" calcext:value-type="float">
            <text:p>0,334000021219254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float" office:value="0.347000002861023" calcext:value-type="float">
            <text:p>0,347000002861023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0.35300001502037" calcext:value-type="float">
            <text:p>0,35300001502037</text:p>
          </table:table-cell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0.361000031232834" calcext:value-type="float">
            <text:p>0,361000031232834</text:p>
          </table:table-cell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float" office:value="0.374000012874603" calcext:value-type="float">
            <text:p>0,374000012874603</text:p>
          </table:table-cell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0.376000016927719" calcext:value-type="float">
            <text:p>0,37600001692771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64000022411346" calcext:value-type="float">
            <text:p>0,364000022411346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20000013709068" calcext:value-type="float">
            <text:p>0,220000013709068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0600001513958" calcext:value-type="float">
            <text:p>0,20600001513958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3000013232231" calcext:value-type="float">
            <text:p>0,183000013232231</text:p>
          </table:table-cell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2000008821487" calcext:value-type="float">
            <text:p>0,122000008821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5000005364418" calcext:value-type="float">
            <text:p>0,1350000053644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6999999880791" calcext:value-type="float">
            <text:p>0,146999999880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09000006318092" calcext:value-type="float">
            <text:p>0,20900000631809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0.237000018358231" calcext:value-type="float">
            <text:p>0,237000018358231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0.245000004768372" calcext:value-type="float">
            <text:p>0,245000004768372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0.280000001192093" calcext:value-type="float">
            <text:p>0,280000001192093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0.328000009059906" calcext:value-type="float">
            <text:p>0,328000009059906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0.364000022411346" calcext:value-type="float">
            <text:p>0,364000022411346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364000022411346" calcext:value-type="float">
            <text:p>0,364000022411346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391000032424927" calcext:value-type="float">
            <text:p>0,391000032424927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float" office:value="0.410000026226044" calcext:value-type="float">
            <text:p>0,4100000262260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100001335144" calcext:value-type="float">
            <text:p>0,411000013351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7000015974045" calcext:value-type="float">
            <text:p>0,42700001597404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39000010490418" calcext:value-type="float">
            <text:p>0,439000010490418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52000021934509" calcext:value-type="float">
            <text:p>0,45200002193450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71000015735626" calcext:value-type="float">
            <text:p>0,47100001573562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74000036716461" calcext:value-type="float">
            <text:p>0,47400003671646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81000036001205" calcext:value-type="float">
            <text:p>0,48100003600120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92000013589859" calcext:value-type="float">
            <text:p>0,49200001358985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04000008106232" calcext:value-type="float">
            <text:p>0,50400000810623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0900000333786" calcext:value-type="float">
            <text:p>0,5090000033378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1500004529953" calcext:value-type="float">
            <text:p>0,5150000452995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19000053405762" calcext:value-type="float">
            <text:p>0,5190000534057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25000035762787" calcext:value-type="float">
            <text:p>0,52500003576278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35000026226044" calcext:value-type="float">
            <text:p>0,5350000262260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32000005245209" calcext:value-type="float">
            <text:p>0,53200000524520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517000019550324" calcext:value-type="float">
            <text:p>0,51700001955032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91000026464462" calcext:value-type="float">
            <text:p>0,4910000264644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64000016450882" calcext:value-type="float">
            <text:p>0,46400001645088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43000018596649" calcext:value-type="float">
            <text:p>0,44300001859664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8000012636185" calcext:value-type="float">
            <text:p>0,41800001263618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08000022172928" calcext:value-type="float">
            <text:p>0,408000022172928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8400000333786" calcext:value-type="float">
            <text:p>0,3840000033378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55000019073486" calcext:value-type="float">
            <text:p>0,35500001907348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34000021219254" calcext:value-type="float">
            <text:p>0,33400002121925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06000024080276" calcext:value-type="float">
            <text:p>0,30600002408027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2000005245209" calcext:value-type="float">
            <text:p>0,28200000524520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65000015497208" calcext:value-type="float">
            <text:p>0,265000015497208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33000010251999" calcext:value-type="float">
            <text:p>0,23300001025199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09000006318092" calcext:value-type="float">
            <text:p>0,20900000631809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float" office:value="0.190000012516975" calcext:value-type="float">
            <text:p>0,190000012516975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0.168000012636185" calcext:value-type="float">
            <text:p>0,168000012636185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0.170000001788139" calcext:value-type="float">
            <text:p>0,170000001788139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154000014066696" calcext:value-type="float">
            <text:p>0,15400001406669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6999999880791" calcext:value-type="float">
            <text:p>0,146999999880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58000007271767" calcext:value-type="float">
            <text:p>0,1580000072717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5000006556511" calcext:value-type="float">
            <text:p>0,1650000065565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75000011920929" calcext:value-type="float">
            <text:p>0,1750000119209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3000013232231" calcext:value-type="float">
            <text:p>0,1830000132322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204000011086464" calcext:value-type="float">
            <text:p>0,20400001108646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.204000011086464" calcext:value-type="float">
            <text:p>0,20400001108646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.213000014424324" calcext:value-type="float">
            <text:p>0,213000014424324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0.251000016927719" calcext:value-type="float">
            <text:p>0,251000016927719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81000018119812" calcext:value-type="float">
            <text:p>0,281000018119812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0.289000004529953" calcext:value-type="float">
            <text:p>0,289000004529953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298000007867813" calcext:value-type="float">
            <text:p>0,298000007867813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0.304000020027161" calcext:value-type="float">
            <text:p>0,304000020027161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0.308000028133392" calcext:value-type="float">
            <text:p>0,308000028133392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0.330000013113022" calcext:value-type="float">
            <text:p>0,330000013113022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0.355000019073486" calcext:value-type="float">
            <text:p>0,355000019073486</text:p>
          </table:table-cell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float" office:value="0.366000026464462" calcext:value-type="float">
            <text:p>0,366000026464462</text:p>
          </table:table-cell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0.383000016212463" calcext:value-type="float">
            <text:p>0,383000016212463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0.385000020265579" calcext:value-type="float">
            <text:p>0,385000020265579</text:p>
          </table:table-cell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0.401000022888184" calcext:value-type="float">
            <text:p>0,40100002288818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03000026941299" calcext:value-type="float">
            <text:p>0,40300002694129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6000008583069" calcext:value-type="float">
            <text:p>0,41600000858306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7000015974045" calcext:value-type="float">
            <text:p>0,42700001597404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37000006437302" calcext:value-type="float">
            <text:p>0,43700000643730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52000021934509" calcext:value-type="float">
            <text:p>0,45200002193450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55000013113022" calcext:value-type="float">
            <text:p>0,45500001311302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64000016450882" calcext:value-type="float">
            <text:p>0,46400001645088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74000036716461" calcext:value-type="float">
            <text:p>0,47400003671646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81000036001205" calcext:value-type="float">
            <text:p>0,48100003600120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83000010251999" calcext:value-type="float">
            <text:p>0,48300001025199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71000015735626" calcext:value-type="float">
            <text:p>0,47100001573562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62000012397766" calcext:value-type="float">
            <text:p>0,46200001239776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45000022649765" calcext:value-type="float">
            <text:p>0,44500002264976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8000032901764" calcext:value-type="float">
            <text:p>0,42800003290176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100001335144" calcext:value-type="float">
            <text:p>0,411000013351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9300000667572" calcext:value-type="float">
            <text:p>0,3930000066757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03000003099442" calcext:value-type="float">
            <text:p>0,30300000309944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600001335144" calcext:value-type="float">
            <text:p>0,286000013351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1900001168251" calcext:value-type="float">
            <text:p>0,2190000116825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9700001180172" calcext:value-type="float">
            <text:p>0,1970000118017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11000010371208" calcext:value-type="float">
            <text:p>0,211000010371208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55000025033951" calcext:value-type="float">
            <text:p>0,25500002503395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65000015497208" calcext:value-type="float">
            <text:p>0,265000015497208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79000014066696" calcext:value-type="float">
            <text:p>0,27900001406669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0000021457672" calcext:value-type="float">
            <text:p>0,29000002145767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0000021457672" calcext:value-type="float">
            <text:p>0,29000002145767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0000021457672" calcext:value-type="float">
            <text:p>0,29000002145767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296000003814697" calcext:value-type="float">
            <text:p>0,296000003814697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02000015974045" calcext:value-type="float">
            <text:p>0,302000015974045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04000020027161" calcext:value-type="float">
            <text:p>0,30400002002716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29000025987625" calcext:value-type="float">
            <text:p>0,329000025987625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338000029325485" calcext:value-type="float">
            <text:p>0,338000029325485</text:p>
          </table:table-cell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0.340000003576279" calcext:value-type="float">
            <text:p>0,340000003576279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0.35300001502037" calcext:value-type="float">
            <text:p>0,35300001502037</text:p>
          </table:table-cell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float" office:value="0.357000023126602" calcext:value-type="float">
            <text:p>0,357000023126602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0.362000018358231" calcext:value-type="float">
            <text:p>0,362000018358231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float" office:value="0.372000008821487" calcext:value-type="float">
            <text:p>0,372000008821487</text:p>
          </table:table-cell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float" office:value="0.374000012874603" calcext:value-type="float">
            <text:p>0,374000012874603</text:p>
          </table:table-cell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0.385000020265579" calcext:value-type="float">
            <text:p>0,385000020265579</text:p>
          </table:table-cell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0.391000032424927" calcext:value-type="float">
            <text:p>0,391000032424927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float" office:value="0.397000014781952" calcext:value-type="float">
            <text:p>0,397000014781952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float" office:value="0.399000018835068" calcext:value-type="float">
            <text:p>0,399000018835068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0.32600000500679" calcext:value-type="float">
            <text:p>0,32600000500679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0.416000008583069" calcext:value-type="float">
            <text:p>0,41600000858306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9000020027161" calcext:value-type="float">
            <text:p>0,42900002002716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5000011920929" calcext:value-type="float">
            <text:p>0,42500001192092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20000016689301" calcext:value-type="float">
            <text:p>0,42000001668930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10000026226044" calcext:value-type="float">
            <text:p>0,4100000262260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04000014066696" calcext:value-type="float">
            <text:p>0,40400001406669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401000022888184" calcext:value-type="float">
            <text:p>0,40100002288818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83000016212463" calcext:value-type="float">
            <text:p>0,38300001621246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85000020265579" calcext:value-type="float">
            <text:p>0,38500002026557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65000009536743" calcext:value-type="float">
            <text:p>0,36500000953674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49000006914139" calcext:value-type="float">
            <text:p>0,34900000691413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47000002861023" calcext:value-type="float">
            <text:p>0,34700000286102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36000025272369" calcext:value-type="float">
            <text:p>0,33600002527236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1000009775162" calcext:value-type="float">
            <text:p>0,321000009775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320000022649765" calcext:value-type="float">
            <text:p>0,32000002264976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97000020742416" calcext:value-type="float">
            <text:p>0,29700002074241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93999999761581" calcext:value-type="float">
            <text:p>0,29399999976158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8000017404556" calcext:value-type="float">
            <text:p>0,28800001740455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80000001192093" calcext:value-type="float">
            <text:p>0,28000000119209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63000011444092" calcext:value-type="float">
            <text:p>0,26300001144409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43000015616417" calcext:value-type="float">
            <text:p>0,24300001561641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36000016331673" calcext:value-type="float">
            <text:p>0,23600001633167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35000014305115" calcext:value-type="float">
            <text:p>0,23500001430511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800001502037" calcext:value-type="float">
            <text:p>0,2280000150203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7000012993813" calcext:value-type="float">
            <text:p>0,227000012993813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21000015735626" calcext:value-type="float">
            <text:p>0,221000015735626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17000007629395" calcext:value-type="float">
            <text:p>0,21700000762939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205000013113022" calcext:value-type="float">
            <text:p>0,20500001311302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0.198000013828278" calcext:value-type="float">
            <text:p>0,198000013828278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0.199000015854835" calcext:value-type="float">
            <text:p>0,199000015854835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0.195000007748604" calcext:value-type="float">
            <text:p>0,195000007748604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0.184000015258789" calcext:value-type="float">
            <text:p>0,184000015258789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5000002384186" calcext:value-type="float">
            <text:p>0,18500000238418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0.181000009179115" calcext:value-type="float">
            <text:p>0,181000009179115</text:p>
          </table:table-cell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0.174000009894371" calcext:value-type="float">
            <text:p>0,174000009894371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64000004529953" calcext:value-type="float">
            <text:p>0,164000004529953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0.157000005245209" calcext:value-type="float">
            <text:p>0,157000005245209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0.156000003218651" calcext:value-type="float">
            <text:p>0,15600000321865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5000010728836" calcext:value-type="float">
            <text:p>0,145000010728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7000009417534" calcext:value-type="float">
            <text:p>0,1370000094175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900001347065" calcext:value-type="float">
            <text:p>0,139000013470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8000011444092" calcext:value-type="float">
            <text:p>0,138000011444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9000003933907" calcext:value-type="float">
            <text:p>0,1490000039339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2000000476837" calcext:value-type="float">
            <text:p>0,1620000004768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73000007867813" calcext:value-type="float">
            <text:p>0,1730000078678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3000013232231" calcext:value-type="float">
            <text:p>0,1830000132322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9000010490417" calcext:value-type="float">
            <text:p>0,1890000104904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03000009059906" calcext:value-type="float">
            <text:p>0,2030000090599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225000008940697" calcext:value-type="float">
            <text:p>0,22500000894069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0.235000014305115" calcext:value-type="float">
            <text:p>0,235000014305115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0.249000012874603" calcext:value-type="float">
            <text:p>0,249000012874603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.25900000333786" calcext:value-type="float">
            <text:p>0,25900000333786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0.271000027656555" calcext:value-type="float">
            <text:p>0,271000027656555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73000001907349" calcext:value-type="float">
            <text:p>0,27300000190734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67000019550323" calcext:value-type="float">
            <text:p>0,267000019550323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56999999284744" calcext:value-type="float">
            <text:p>0,256999999284744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41000011563301" calcext:value-type="float">
            <text:p>0,241000011563301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29000017046928" calcext:value-type="float">
            <text:p>0,229000017046928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12000012397766" calcext:value-type="float">
            <text:p>0,212000012397766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209000006318092" calcext:value-type="float">
            <text:p>0,209000006318092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191000014543533" calcext:value-type="float">
            <text:p>0,191000014543533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179000005125999" calcext:value-type="float">
            <text:p>0,179000005125999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float" office:value="0.166000008583069" calcext:value-type="float">
            <text:p>0,166000008583069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146999999880791" calcext:value-type="float">
            <text:p>0,146999999880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000001013279" calcext:value-type="float">
            <text:p>0,130000010132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100000679493" calcext:value-type="float">
            <text:p>0,121000006794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18000008165836" calcext:value-type="float">
            <text:p>0,1180000081658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07000008225441" calcext:value-type="float">
            <text:p>0,1070000082254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930000022053719" calcext:value-type="float">
            <text:p>0,0930000022053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70000037550926" calcext:value-type="float">
            <text:p>0,0570000037550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80000025033951" calcext:value-type="float">
            <text:p>0,0380000025033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20000015199184" calcext:value-type="float">
            <text:p>0,0320000015199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20000015199184" calcext:value-type="float">
            <text:p>0,0320000015199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20000015199184" calcext:value-type="float">
            <text:p>0,0320000015199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0000021755695" calcext:value-type="float">
            <text:p>0,036000002175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80000025033951" calcext:value-type="float">
            <text:p>0,03800000250339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90000024437904" calcext:value-type="float">
            <text:p>0,049000002443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670000016689301" calcext:value-type="float">
            <text:p>0,067000001668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40000009536743" calcext:value-type="float">
            <text:p>0,0740000009536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670000016689301" calcext:value-type="float">
            <text:p>0,067000001668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670000016689301" calcext:value-type="float">
            <text:p>0,067000001668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7:53:19.028279355</dc:date>
    <meta:editing-duration>PT2M13S</meta:editing-duration>
    <meta:editing-cycles>3</meta:editing-cycles>
    <meta:generator>LibreOffice/5.3.6.1$Linux_X86_64 LibreOffice_project/30m0$Build-1</meta:generator>
    <meta:document-statistic meta:table-count="1" meta:cell-count="8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27cm" style:legend-expansion="high" chart:style-name="ch2"/>
        <chart:plot-area chart:style-name="ch3" table:cell-range-address="tp2_courbe_resultat_4.A1:tp2_courbe_resultat_4.B402" chart:data-source-has-labels="row" svg:x="0.32cm" svg:y="0.18cm" svg:width="13.467cm" svg:height="8.64cm">
          <chartooo:coordinate-region svg:x="1.127cm" svg:y="0.354cm" svg:width="12.42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p2_courbe_resultat_4.B2:tp2_courbe_resultat_4.B402" chart:label-cell-address="tp2_courbe_resultat_4.B1:tp2_courbe_resultat_4.B1" chart:class="chart:scatter">
            <chart:domain table:cell-range-address="tp2_courbe_resultat_4.A2:tp2_courbe_resultat_4.A402"/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itesse</text:p>
                <draw:g>
                  <svg:desc>tp2_courbe_resultat_4.B1:tp2_courbe_resultat_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50000050663948">
                <text:p>0.0650000050663948</text:p>
                <draw:g>
                  <svg:desc>tp2_courbe_resultat_4.A2:tp2_courbe_resultat_4.A402</svg:desc>
                </draw:g>
              </table:table-cell>
              <table:table-cell office:value-type="float" office:value="0">
                <text:p>0</text:p>
                <draw:g>
                  <svg:desc>tp2_courbe_resultat_4.B2:tp2_courbe_resultat_4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0000028312206">
                <text:p>0.040000002831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0000034272671">
                <text:p>0.055000003427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0000034272671">
                <text:p>0.055000003427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0000024437904">
                <text:p>0.049000002443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0000024437904">
                <text:p>0.049000002443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0000024437904">
                <text:p>0.049000002443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60000038146973">
                <text:p>0.046000003814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000002771616">
                <text:p>0.05100000277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0000028312206">
                <text:p>0.040000002831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40000034868717">
                <text:p>0.044000003486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1000002771616">
                <text:p>0.05100000277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80000020563603">
                <text:p>0.058000002056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70000070333481">
                <text:p>0.077000007033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7000008225441">
                <text:p>0.10700000822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4000021219254">
                <text:p>0.33400002121925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7000002861023">
                <text:p>0.34700000286102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300001502037">
                <text:p>0.3530000150203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1000031232834">
                <text:p>0.36100003123283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4000012874603">
                <text:p>0.37400001287460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6000016927719">
                <text:p>0.37600001692771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4000022411346">
                <text:p>0.36400002241134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0000013709068">
                <text:p>0.22000001370906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600001513958">
                <text:p>0.2060000151395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83000013232231">
                <text:p>0.1830000132322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2000008821487">
                <text:p>0.12200000882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5000005364418">
                <text:p>0.13500000536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7000018358231">
                <text:p>0.2370000183582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5000004768372">
                <text:p>0.2450000047683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0000001192093">
                <text:p>0.2800000011920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8000009059906">
                <text:p>0.32800000905990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4000022411346">
                <text:p>0.3640000224113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4000022411346">
                <text:p>0.3640000224113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91000032424927">
                <text:p>0.39100003242492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10000026226044">
                <text:p>0.4100000262260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1100001335144">
                <text:p>0.411000013351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7000015974045">
                <text:p>0.4270000159740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9000010490418">
                <text:p>0.4390000104904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52000021934509">
                <text:p>0.4520000219345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71000015735626">
                <text:p>0.4710000157356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74000036716461">
                <text:p>0.4740000367164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1000036001205">
                <text:p>0.48100003600120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2000013589859">
                <text:p>0.49200001358985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4000008106232">
                <text:p>0.50400000810623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0900000333786">
                <text:p>0.509000003337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500004529953">
                <text:p>0.5150000452995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19000053405762">
                <text:p>0.5190000534057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5000035762787">
                <text:p>0.5250000357627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5000026226044">
                <text:p>0.5350000262260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2000005245209">
                <text:p>0.5320000052452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17000019550324">
                <text:p>0.51700001955032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91000026464462">
                <text:p>0.4910000264644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4000016450882">
                <text:p>0.46400001645088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43000018596649">
                <text:p>0.44300001859664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8000012636185">
                <text:p>0.41800001263618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08000022172928">
                <text:p>0.4080000221729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400000333786">
                <text:p>0.384000003337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5000019073486">
                <text:p>0.3550000190734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4000021219254">
                <text:p>0.334000021219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06000024080276">
                <text:p>0.30600002408027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2000005245209">
                <text:p>0.2820000052452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5000015497208">
                <text:p>0.26500001549720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3000010251999">
                <text:p>0.2330000102519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0000012516975">
                <text:p>0.1900000125169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8000012636185">
                <text:p>0.1680000126361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70000001788139">
                <text:p>0.1700000017881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54000014066696">
                <text:p>0.1540000140666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8000007271767">
                <text:p>0.15800000727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5000006556511">
                <text:p>0.16500000655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5000011920929">
                <text:p>0.175000011920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000013232231">
                <text:p>0.18300001323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4000011086464">
                <text:p>0.204000011086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4000011086464">
                <text:p>0.204000011086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13000014424324">
                <text:p>0.2130000144243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51000016927719">
                <text:p>0.2510000169277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81000018119812">
                <text:p>0.28100001811981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89000004529953">
                <text:p>0.2890000045299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98000007867813">
                <text:p>0.29800000786781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04000020027161">
                <text:p>0.30400002002716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8000028133392">
                <text:p>0.3080000281333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30000013113022">
                <text:p>0.33000001311302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55000019073486">
                <text:p>0.35500001907348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6000026464462">
                <text:p>0.36600002646446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3000016212463">
                <text:p>0.38300001621246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5000020265579">
                <text:p>0.38500002026557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01000022888184">
                <text:p>0.40100002288818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03000026941299">
                <text:p>0.4030000269412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16000008583069">
                <text:p>0.41600000858306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27000015974045">
                <text:p>0.4270000159740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7000006437302">
                <text:p>0.43700000643730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52000021934509">
                <text:p>0.45200002193450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55000013113022">
                <text:p>0.4550000131130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64000016450882">
                <text:p>0.46400001645088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74000036716461">
                <text:p>0.4740000367164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81000036001205">
                <text:p>0.48100003600120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83000010251999">
                <text:p>0.48300001025199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71000015735626">
                <text:p>0.4710000157356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2000012397766">
                <text:p>0.46200001239776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45000022649765">
                <text:p>0.4450000226497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28000032901764">
                <text:p>0.42800003290176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1100001335144">
                <text:p>0.411000013351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9300000667572">
                <text:p>0.393000006675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03000003099442">
                <text:p>0.30300000309944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8600001335144">
                <text:p>0.286000013351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1900001168251">
                <text:p>0.2190000116825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9700001180172">
                <text:p>0.1970000118017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1000010371208">
                <text:p>0.21100001037120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5000025033951">
                <text:p>0.2550000250339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5000015497208">
                <text:p>0.26500001549720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79000014066696">
                <text:p>0.27900001406669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90000021457672">
                <text:p>0.29000002145767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96000003814697">
                <text:p>0.29600000381469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02000015974045">
                <text:p>0.30200001597404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04000020027161">
                <text:p>0.30400002002716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29000025987625">
                <text:p>0.32900002598762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8000029325485">
                <text:p>0.33800002932548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0000003576279">
                <text:p>0.340000003576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5300001502037">
                <text:p>0.3530000150203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57000023126602">
                <text:p>0.35700002312660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62000018358231">
                <text:p>0.36200001835823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2000008821487">
                <text:p>0.37200000882148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4000012874603">
                <text:p>0.37400001287460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85000020265579">
                <text:p>0.38500002026557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91000032424927">
                <text:p>0.39100003242492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97000014781952">
                <text:p>0.39700001478195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99000018835068">
                <text:p>0.39900001883506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2600000500679">
                <text:p>0.3260000050067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16000008583069">
                <text:p>0.41600000858306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29000020027161">
                <text:p>0.4290000200271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25000011920929">
                <text:p>0.4250000119209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0000016689301">
                <text:p>0.42000001668930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10000026226044">
                <text:p>0.4100000262260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04000014066696">
                <text:p>0.4040000140666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01000022888184">
                <text:p>0.40100002288818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3000016212463">
                <text:p>0.38300001621246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85000020265579">
                <text:p>0.3850000202655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65000009536743">
                <text:p>0.36500000953674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49000006914139">
                <text:p>0.34900000691413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47000002861023">
                <text:p>0.34700000286102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36000025272369">
                <text:p>0.33600002527236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21000009775162">
                <text:p>0.321000009775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20000022649765">
                <text:p>0.3200000226497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97000020742416">
                <text:p>0.29700002074241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3999999761581">
                <text:p>0.29399999976158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88000017404556">
                <text:p>0.28800001740455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80000001192093">
                <text:p>0.28000000119209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63000011444092">
                <text:p>0.26300001144409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43000015616417">
                <text:p>0.2430000156164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36000016331673">
                <text:p>0.23600001633167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35000014305115">
                <text:p>0.23500001430511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2800001502037">
                <text:p>0.2280000150203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27000012993813">
                <text:p>0.22700001299381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21000015735626">
                <text:p>0.2210000157356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17000007629395">
                <text:p>0.21700000762939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5000013113022">
                <text:p>0.2050000131130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8000013828278">
                <text:p>0.19800001382827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9000015854835">
                <text:p>0.19900001585483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5000007748604">
                <text:p>0.19500000774860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84000015258789">
                <text:p>0.1840000152587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85000002384186">
                <text:p>0.1850000023841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81000009179115">
                <text:p>0.18100000917911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74000009894371">
                <text:p>0.1740000098943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7000005245209">
                <text:p>0.1570000052452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56000003218651">
                <text:p>0.1560000032186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5000010728836">
                <text:p>0.14500001072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7000009417534">
                <text:p>0.13700000941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900001347065">
                <text:p>0.139000013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8000011444092">
                <text:p>0.13800001144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73000007867813">
                <text:p>0.17300000786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83000013232231">
                <text:p>0.18300001323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89000010490417">
                <text:p>0.18900001049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03000009059906">
                <text:p>0.2030000090599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25000008940697">
                <text:p>0.225000008940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35000014305115">
                <text:p>0.2350000143051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49000012874603">
                <text:p>0.2490000128746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5900000333786">
                <text:p>0.259000003337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71000027656555">
                <text:p>0.2710000276565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73000001907349">
                <text:p>0.2730000019073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67000019550323">
                <text:p>0.2670000195503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56999999284744">
                <text:p>0.25699999928474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41000011563301">
                <text:p>0.24100001156330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29000017046928">
                <text:p>0.2290000170469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12000012397766">
                <text:p>0.2120000123977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09000006318092">
                <text:p>0.2090000063180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91000014543533">
                <text:p>0.1910000145435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79000005125999">
                <text:p>0.17900000512599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66000008583069">
                <text:p>0.1660000085830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3000001013279">
                <text:p>0.1300000101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2100000679493">
                <text:p>0.1210000067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8000008165836">
                <text:p>0.11800000816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7000008225441">
                <text:p>0.10700000822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930000022053719">
                <text:p>0.093000002205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70000037550926">
                <text:p>0.0570000037550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80000025033951">
                <text:p>0.038000002503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20000015199184">
                <text:p>0.032000001519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20000015199184">
                <text:p>0.032000001519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20000015199184">
                <text:p>0.032000001519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60000021755695">
                <text:p>0.0360000021755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80000025033951">
                <text:p>0.038000002503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490000024437904">
                <text:p>0.0490000024437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740000009536743">
                <text:p>0.074000000953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670000016689301">
                <text:p>0.06700000166893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